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ee22" officeooo:paragraph-rsid="000bee22"/>
    </style:style>
    <style:style style:name="P2" style:family="paragraph" style:parent-style-name="Standard" style:list-style-name="L1">
      <style:text-properties officeooo:rsid="000bee22" officeooo:paragraph-rsid="000bee22"/>
    </style:style>
    <style:style style:name="T1" style:family="text">
      <style:text-properties style:text-position="super 58%"/>
    </style:style>
    <style:style style:name="T2" style:family="text">
      <style:text-properties officeooo:rsid="000da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<text:span text:style-name="T1">th</text:span> June 2020</text:p>
      <text:p text:style-name="P1">UniLearn</text:p>
      <text:p text:style-name="P1"/>
      <text:p text:style-name="P1">Today tasks</text:p>
      <text:list xml:id="list2855278930" text:style-name="L1">
        <text:list-item>
          <text:p text:style-name="P2">Profile:</text:p>
          <text:list>
            <text:list-header>
              <text:p text:style-name="P2">1- GET: user data</text:p>
              <text:p text:style-name="P2">2- PUT: edit profile</text:p>
              <text:p text:style-name="P2">3- POST: change password</text:p>
            </text:list-header>
          </text:list>
        </text:list-item>
        <text:list-item>
          <text:p text:style-name="P2">Notification:</text:p>
          <text:list>
            <text:list-header>
              <text:p text:style-name="P2">DATABASE: (user, subject, body, file, <text:span text:style-name="T2">receivers</text:span>)</text:p>
              <text:p text:style-name="P2">1- GET: all user notification</text:p>
              <text:p text:style-name="P2">2- POST: create new message</text:p>
              <text:p text:style-name="P2">3- GET: view message detail</text:p>
              <text:p text:style-name="P2">4- POST: message seen (True/False)</text:p>
            </text:list-header>
          </text:list>
        </text:list-item>
        <text:list-item>
          <text:p text:style-name="P2">Feedback:</text:p>
          <text:list>
            <text:list-header>
              <text:p text:style-name="P2">DATABASE: (sender, statues, comment, time/date)</text:p>
              <text:p text:style-name="P2">1- POST: send email to UniLearn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0:53:32.357843498</meta:creation-date>
    <dc:date>2020-06-13T17:30:21.585406398</dc:date>
    <meta:editing-duration>PT6H6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71" meta:character-count="380" meta:non-whitespace-character-count="338"/>
  </office:meta>
</office:document-meta>
</file>